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14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transparent"/>
    </style:style>
    <style:style style:name="co1" style:family="table-column">
      <style:table-column-properties fo:break-before="auto" style:column-width="2.72520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7" table:number-columns-repeated="16367" table:default-cell-style-name="ce1"/>
        <table:table-row table:style-name="ro1">
          <table:table-cell office:value-type="string" table:style-name="ce1">
            <text:p>Table 1. Pipeline 5: Counts for total, mapped and unmapped reads. Aligned reads are displayed as a percentage for comparison in figures 1a-d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number-columns-spanned="4" table:number-rows-spanned="1" table:style-name="ce5">
            <text:p>Rn4 trimmed</text:p>
          </table:table-cell>
          <table:covered-table-cell table:number-columns-repeated="3"/>
          <table:table-cell office:value-type="string" table:number-columns-spanned="4" table:number-rows-spanned="1" table:style-name="ce5">
            <text:p>Rn4 untrimmed</text:p>
          </table:table-cell>
          <table:covered-table-cell table:number-columns-repeated="3"/>
          <table:table-cell office:value-type="string" table:number-columns-spanned="4" table:number-rows-spanned="1" table:style-name="ce5">
            <text:p>Rn6 trimmed</text:p>
          </table:table-cell>
          <table:covered-table-cell table:number-columns-repeated="3"/>
          <table:table-cell office:value-type="string" table:number-columns-spanned="4" table:number-rows-spanned="1" table:style-name="ce5">
            <text:p>Rn6 untrimmed</text:p>
          </table:table-cell>
          <table:covered-table-cell table:number-columns-repeated="3"/>
          <table:table-cell table:number-columns-repeated="16367"/>
        </table:table-row>
        <table:table-row table:style-name="ro1">
          <table:table-cell office:value-type="string" table:style-name="ce2">
            <text:p>Samples</text:p>
          </table:table-cell>
          <table:table-cell office:value-type="string" table:style-name="ce2">
            <text:p>Total reads</text:p>
          </table:table-cell>
          <table:table-cell office:value-type="string" table:style-name="ce2">
            <text:p>Mapped</text:p>
          </table:table-cell>
          <table:table-cell office:value-type="string" table:style-name="ce2">
            <text:p>Unmapped</text:p>
          </table:table-cell>
          <table:table-cell office:value-type="string" table:style-name="ce2">
            <text:p>Aligned reads (%)</text:p>
          </table:table-cell>
          <table:table-cell office:value-type="string" table:style-name="ce2">
            <text:p>Total reads</text:p>
          </table:table-cell>
          <table:table-cell office:value-type="string" table:style-name="ce2">
            <text:p>Mapped</text:p>
          </table:table-cell>
          <table:table-cell office:value-type="string" table:style-name="ce2">
            <text:p>Unmapped</text:p>
          </table:table-cell>
          <table:table-cell office:value-type="string" table:style-name="ce2">
            <text:p>Aligned reads (%)</text:p>
          </table:table-cell>
          <table:table-cell office:value-type="string" table:style-name="ce2">
            <text:p>Total reads</text:p>
          </table:table-cell>
          <table:table-cell office:value-type="string" table:style-name="ce2">
            <text:p>Mapped</text:p>
          </table:table-cell>
          <table:table-cell office:value-type="string" table:style-name="ce2">
            <text:p>Unmapped</text:p>
          </table:table-cell>
          <table:table-cell office:value-type="string" table:style-name="ce2">
            <text:p>Aligned reads (%)</text:p>
          </table:table-cell>
          <table:table-cell office:value-type="string" table:style-name="ce2">
            <text:p>Total reads</text:p>
          </table:table-cell>
          <table:table-cell office:value-type="string" table:style-name="ce2">
            <text:p>Mapped</text:p>
          </table:table-cell>
          <table:table-cell office:value-type="string" table:style-name="ce2">
            <text:p>Unmapped</text:p>
          </table:table-cell>
          <table:table-cell office:value-type="string" table:style-name="ce2">
            <text:p>Aligned reads (%)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SRR1177973</text:p>
          </table:table-cell>
          <table:table-cell office:value-type="float" office:value="30471376" table:formula="of:=[.C5]+[.D5]" table:style-name="ce2">
            <text:p>30471376</text:p>
          </table:table-cell>
          <table:table-cell office:value-type="float" office:value="26650652" table:style-name="ce2">
            <text:p>26650652</text:p>
          </table:table-cell>
          <table:table-cell office:value-type="float" office:value="3820724" table:style-name="ce2">
            <text:p>3820724</text:p>
          </table:table-cell>
          <table:table-cell office:value-type="percentage" office:value="0.87461268568902173" table:formula="of:=[.C5]/[.B5]" table:style-name="ce3">
            <text:p>87.46%</text:p>
          </table:table-cell>
          <table:table-cell office:value-type="float" office:value="31125812" table:formula="of:=[.G5]+[.H5]" table:style-name="ce2">
            <text:p>31125812</text:p>
          </table:table-cell>
          <table:table-cell office:value-type="float" office:value="25274607" table:style-name="ce2">
            <text:p>25274607</text:p>
          </table:table-cell>
          <table:table-cell office:value-type="float" office:value="5851205" table:style-name="ce2">
            <text:p>5851205</text:p>
          </table:table-cell>
          <table:table-cell office:value-type="percentage" office:value="0.81201438214688182" table:formula="of:=[.G5]/[.F5]" table:style-name="ce3">
            <text:p>81.20%</text:p>
          </table:table-cell>
          <table:table-cell office:value-type="float" office:value="33470610" table:formula="of:=[.K5]+[.L5]" table:style-name="ce2">
            <text:p>33470610</text:p>
          </table:table-cell>
          <table:table-cell office:value-type="float" office:value="28709260" table:style-name="ce2">
            <text:p>28709260</text:p>
          </table:table-cell>
          <table:table-cell office:value-type="float" office:value="4761350" table:style-name="ce2">
            <text:p>4761350</text:p>
          </table:table-cell>
          <table:table-cell office:value-type="percentage" office:value="0.85774534733606589" table:formula="of:=[.K5]/[.J5]" table:style-name="ce3">
            <text:p>85.77%</text:p>
          </table:table-cell>
          <table:table-cell office:value-type="float" office:value="29840325" table:formula="of:=[.O5]+[.P5]" table:style-name="ce2">
            <text:p>29840325</text:p>
          </table:table-cell>
          <table:table-cell office:value-type="float" office:value="27208610" table:style-name="ce2">
            <text:p>27208610</text:p>
          </table:table-cell>
          <table:table-cell office:value-type="float" office:value="2631715" table:style-name="ce2">
            <text:p>2631715</text:p>
          </table:table-cell>
          <table:table-cell office:value-type="percentage" office:value="0.91180675813685008" table:formula="of:=[.O5]/[.N5]" table:style-name="ce3">
            <text:p>91.18%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SRR1178033</text:p>
          </table:table-cell>
          <table:table-cell office:value-type="float" office:value="27426458" table:formula="of:=[.C6]+[.D6]" table:style-name="ce2">
            <text:p>27426458</text:p>
          </table:table-cell>
          <table:table-cell office:value-type="float" office:value="23543180" table:style-name="ce2">
            <text:p>23543180</text:p>
          </table:table-cell>
          <table:table-cell office:value-type="float" office:value="3883278" table:style-name="ce2">
            <text:p>3883278</text:p>
          </table:table-cell>
          <table:table-cell office:value-type="percentage" office:value="0.85841124654156942" table:formula="of:=[.C6]/[.B6]" table:style-name="ce3">
            <text:p>85.84%</text:p>
          </table:table-cell>
          <table:table-cell office:value-type="float" office:value="32513429" table:formula="of:=[.G6]+[.H6]" table:style-name="ce2">
            <text:p>32513429</text:p>
          </table:table-cell>
          <table:table-cell office:value-type="float" office:value="18606036" table:style-name="ce2">
            <text:p>18606036</text:p>
          </table:table-cell>
          <table:table-cell office:value-type="float" office:value="13907393" table:style-name="ce2">
            <text:p>13907393</text:p>
          </table:table-cell>
          <table:table-cell office:value-type="percentage" office:value="0.57225695880923544" table:formula="of:=[.G6]/[.F6]" table:style-name="ce3">
            <text:p>57.23%</text:p>
          </table:table-cell>
          <table:table-cell office:value-type="float" office:value="38823525" table:formula="of:=[.K6]+[.L6]" table:style-name="ce2">
            <text:p>38823525</text:p>
          </table:table-cell>
          <table:table-cell office:value-type="float" office:value="25417132" table:style-name="ce2">
            <text:p>25417132</text:p>
          </table:table-cell>
          <table:table-cell office:value-type="float" office:value="13406393" table:style-name="ce2">
            <text:p>13406393</text:p>
          </table:table-cell>
          <table:table-cell office:value-type="percentage" office:value="0.65468377742618677" table:formula="of:=[.K6]/[.J6]" table:style-name="ce3">
            <text:p>65.47%</text:p>
          </table:table-cell>
          <table:table-cell office:value-type="float" office:value="23055515" table:formula="of:=[.O6]+[.P6]" table:style-name="ce2">
            <text:p>23055515</text:p>
          </table:table-cell>
          <table:table-cell office:value-type="float" office:value="20291620" table:style-name="ce2">
            <text:p>20291620</text:p>
          </table:table-cell>
          <table:table-cell office:value-type="float" office:value="2763895" table:style-name="ce2">
            <text:p>2763895</text:p>
          </table:table-cell>
          <table:table-cell office:value-type="percentage" office:value="0.88012000599422746" table:formula="of:=[.O6]/[.N6]" table:style-name="ce3">
            <text:p>88.01%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SRR1178043</text:p>
          </table:table-cell>
          <table:table-cell office:value-type="float" office:value="35835468" table:formula="of:=[.C7]+[.D7]" table:style-name="ce2">
            <text:p>35835468</text:p>
          </table:table-cell>
          <table:table-cell office:value-type="float" office:value="32059329" table:style-name="ce2">
            <text:p>32059329</text:p>
          </table:table-cell>
          <table:table-cell office:value-type="float" office:value="3776139" table:style-name="ce2">
            <text:p>3776139</text:p>
          </table:table-cell>
          <table:table-cell office:value-type="percentage" office:value="0.89462565411452144" table:formula="of:=[.C7]/[.B7]" table:style-name="ce3">
            <text:p>89.46%</text:p>
          </table:table-cell>
          <table:table-cell office:value-type="float" office:value="35428115" table:formula="of:=[.G7]+[.H7]" table:style-name="ce2">
            <text:p>35428115</text:p>
          </table:table-cell>
          <table:table-cell office:value-type="float" office:value="27420686" table:style-name="ce2">
            <text:p>27420686</text:p>
          </table:table-cell>
          <table:table-cell office:value-type="float" office:value="8007429" table:style-name="ce2">
            <text:p>8007429</text:p>
          </table:table-cell>
          <table:table-cell office:value-type="percentage" office:value="0.77398094705292675" table:formula="of:=[.G7]/[.F7]" table:style-name="ce3">
            <text:p>77.40%</text:p>
          </table:table-cell>
          <table:table-cell office:value-type="float" office:value="41310173" table:formula="of:=[.K7]+[.L7]" table:style-name="ce2">
            <text:p>41310173</text:p>
          </table:table-cell>
          <table:table-cell office:value-type="float" office:value="34370261" table:style-name="ce2">
            <text:p>34370261</text:p>
          </table:table-cell>
          <table:table-cell office:value-type="float" office:value="6939912" table:style-name="ce2">
            <text:p>6939912</text:p>
          </table:table-cell>
          <table:table-cell office:value-type="percentage" office:value="0.83200477035039289" table:formula="of:=[.K7]/[.J7]" table:style-name="ce3">
            <text:p>83.20%</text:p>
          </table:table-cell>
          <table:table-cell office:value-type="float" office:value="31866134" table:formula="of:=[.O7]+[.P7]" table:style-name="ce2">
            <text:p>31866134</text:p>
          </table:table-cell>
          <table:table-cell office:value-type="float" office:value="29445124" table:style-name="ce2">
            <text:p>29445124</text:p>
          </table:table-cell>
          <table:table-cell office:value-type="float" office:value="2421010" table:style-name="ce2">
            <text:p>2421010</text:p>
          </table:table-cell>
          <table:table-cell office:value-type="percentage" office:value="0.92402561289675111" table:formula="of:=[.O7]/[.N7]" table:style-name="ce3">
            <text:p>92.40%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SRR1178050</text:p>
          </table:table-cell>
          <table:table-cell office:value-type="float" office:value="32104661" table:formula="of:=[.C8]+[.D8]" table:style-name="ce2">
            <text:p>32104661</text:p>
          </table:table-cell>
          <table:table-cell office:value-type="float" office:value="28477738" table:style-name="ce2">
            <text:p>28477738</text:p>
          </table:table-cell>
          <table:table-cell office:value-type="float" office:value="3626923" table:style-name="ce2">
            <text:p>3626923</text:p>
          </table:table-cell>
          <table:table-cell office:value-type="percentage" office:value="0.88702814834269705" table:formula="of:=[.C8]/[.B8]" table:style-name="ce3">
            <text:p>88.70%</text:p>
          </table:table-cell>
          <table:table-cell office:value-type="float" office:value="31823991" table:formula="of:=[.G8]+[.H8]" table:style-name="ce2">
            <text:p>31823991</text:p>
          </table:table-cell>
          <table:table-cell office:value-type="float" office:value="23867655" table:style-name="ce2">
            <text:p>23867655</text:p>
          </table:table-cell>
          <table:table-cell office:value-type="float" office:value="7956336" table:style-name="ce2">
            <text:p>7956336</text:p>
          </table:table-cell>
          <table:table-cell office:value-type="percentage" office:value="0.74998937122625509" table:formula="of:=[.G8]/[.F8]" table:style-name="ce3">
            <text:p>75.00%</text:p>
          </table:table-cell>
          <table:table-cell office:value-type="float" office:value="37468270" table:formula="of:=[.K8]+[.L8]" table:style-name="ce2">
            <text:p>37468270</text:p>
          </table:table-cell>
          <table:table-cell office:value-type="float" office:value="30480893" table:style-name="ce2">
            <text:p>30480893</text:p>
          </table:table-cell>
          <table:table-cell office:value-type="float" office:value="6987377" table:style-name="ce2">
            <text:p>6987377</text:p>
          </table:table-cell>
          <table:table-cell office:value-type="percentage" office:value="0.81351215308312874" table:formula="of:=[.K8]/[.J8]" table:style-name="ce3">
            <text:p>81.35%</text:p>
          </table:table-cell>
          <table:table-cell office:value-type="float" office:value="27947015" table:formula="of:=[.O8]+[.P8]" table:style-name="ce2">
            <text:p>27947015</text:p>
          </table:table-cell>
          <table:table-cell office:value-type="float" office:value="25565153" table:style-name="ce2">
            <text:p>25565153</text:p>
          </table:table-cell>
          <table:table-cell office:value-type="float" office:value="2381862" table:style-name="ce2">
            <text:p>2381862</text:p>
          </table:table-cell>
          <table:table-cell office:value-type="percentage" office:value="0.9147722216487163" table:formula="of:=[.O8]/[.N8]" table:style-name="ce3">
            <text:p>91.48%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SRR1178059</text:p>
          </table:table-cell>
          <table:table-cell office:value-type="float" office:value="26549122" table:formula="of:=[.C9]+[.D9]" table:style-name="ce2">
            <text:p>26549122</text:p>
          </table:table-cell>
          <table:table-cell office:value-type="float" office:value="23320938" table:style-name="ce2">
            <text:p>23320938</text:p>
          </table:table-cell>
          <table:table-cell office:value-type="float" office:value="3228184" table:style-name="ce2">
            <text:p>3228184</text:p>
          </table:table-cell>
          <table:table-cell office:value-type="percentage" office:value="0.87840712773853691" table:formula="of:=[.C9]/[.B9]" table:style-name="ce3">
            <text:p>87.84%</text:p>
          </table:table-cell>
          <table:table-cell office:value-type="float" office:value="26449594" table:formula="of:=[.G9]+[.H9]" table:style-name="ce2">
            <text:p>26449594</text:p>
          </table:table-cell>
          <table:table-cell office:value-type="float" office:value="20165427" table:style-name="ce2">
            <text:p>20165427</text:p>
          </table:table-cell>
          <table:table-cell office:value-type="float" office:value="6284167" table:style-name="ce2">
            <text:p>6284167</text:p>
          </table:table-cell>
          <table:table-cell office:value-type="percentage" office:value="0.76240969899197697" table:formula="of:=[.G9]/[.F9]" table:style-name="ce3">
            <text:p>76.24%</text:p>
          </table:table-cell>
          <table:table-cell office:value-type="float" office:value="30622723" table:formula="of:=[.K9]+[.L9]" table:style-name="ce2">
            <text:p>30622723</text:p>
          </table:table-cell>
          <table:table-cell office:value-type="float" office:value="25135960" table:style-name="ce2">
            <text:p>25135960</text:p>
          </table:table-cell>
          <table:table-cell office:value-type="float" office:value="5486763" table:style-name="ce2">
            <text:p>5486763</text:p>
          </table:table-cell>
          <table:table-cell office:value-type="percentage" office:value="0.82082707014657053" table:formula="of:=[.K9]/[.J9]" table:style-name="ce3">
            <text:p>82.08%</text:p>
          </table:table-cell>
          <table:table-cell office:value-type="float" office:value="23988161" table:formula="of:=[.O9]+[.P9]" table:style-name="ce2">
            <text:p>23988161</text:p>
          </table:table-cell>
          <table:table-cell office:value-type="float" office:value="21764527" table:style-name="ce2">
            <text:p>21764527</text:p>
          </table:table-cell>
          <table:table-cell office:value-type="float" office:value="2223634" table:style-name="ce2">
            <text:p>2223634</text:p>
          </table:table-cell>
          <table:table-cell office:value-type="percentage" office:value="0.90730285660497278" table:formula="of:=[.O9]/[.N9]" table:style-name="ce3">
            <text:p>90.73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ble 2. Pipeline 6: Counts for total, mapped and unmapped reads. Aligned reads are displayed as a percentage for comparison in figures 2a-d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number-columns-spanned="4" table:number-rows-spanned="1" table:style-name="ce5">
            <text:p>Rn4 trimmed</text:p>
          </table:table-cell>
          <table:covered-table-cell table:number-columns-repeated="3"/>
          <table:table-cell office:value-type="string" table:number-columns-spanned="4" table:number-rows-spanned="1" table:style-name="ce5">
            <text:p>Rn4 untrimmed</text:p>
          </table:table-cell>
          <table:covered-table-cell table:number-columns-repeated="3"/>
          <table:table-cell office:value-type="string" table:number-columns-spanned="4" table:number-rows-spanned="1" table:style-name="ce5">
            <text:p>Rn6 trimmed</text:p>
          </table:table-cell>
          <table:covered-table-cell table:number-columns-repeated="3"/>
          <table:table-cell office:value-type="string" table:number-columns-spanned="4" table:number-rows-spanned="1" table:style-name="ce5">
            <text:p>Rn6 untrimmed</text:p>
          </table:table-cell>
          <table:covered-table-cell table:number-columns-repeated="3"/>
          <table:table-cell table:number-columns-repeated="16367"/>
        </table:table-row>
        <table:table-row table:style-name="ro1">
          <table:table-cell office:value-type="string" table:style-name="ce2">
            <text:p>Samples</text:p>
          </table:table-cell>
          <table:table-cell office:value-type="string" table:style-name="ce2">
            <text:p>Total reads</text:p>
          </table:table-cell>
          <table:table-cell office:value-type="string" table:style-name="ce2">
            <text:p>Mapped</text:p>
          </table:table-cell>
          <table:table-cell office:value-type="string" table:style-name="ce2">
            <text:p>Unmapped</text:p>
          </table:table-cell>
          <table:table-cell office:value-type="string" table:style-name="ce2">
            <text:p>Aligned reads (%)</text:p>
          </table:table-cell>
          <table:table-cell office:value-type="string" table:style-name="ce2">
            <text:p>Total reads</text:p>
          </table:table-cell>
          <table:table-cell office:value-type="string" table:style-name="ce2">
            <text:p>Mapped</text:p>
          </table:table-cell>
          <table:table-cell office:value-type="string" table:style-name="ce2">
            <text:p>Unmapped</text:p>
          </table:table-cell>
          <table:table-cell office:value-type="string" table:style-name="ce2">
            <text:p>Aligned reads (%)</text:p>
          </table:table-cell>
          <table:table-cell office:value-type="string" table:style-name="ce2">
            <text:p>Total reads</text:p>
          </table:table-cell>
          <table:table-cell office:value-type="string" table:style-name="ce2">
            <text:p>Mapped</text:p>
          </table:table-cell>
          <table:table-cell office:value-type="string" table:style-name="ce2">
            <text:p>Unmapped</text:p>
          </table:table-cell>
          <table:table-cell office:value-type="string" table:style-name="ce2">
            <text:p>Aligned reads (%)</text:p>
          </table:table-cell>
          <table:table-cell office:value-type="string" table:style-name="ce2">
            <text:p>Total reads</text:p>
          </table:table-cell>
          <table:table-cell office:value-type="string" table:style-name="ce2">
            <text:p>Mapped</text:p>
          </table:table-cell>
          <table:table-cell office:value-type="string" table:style-name="ce2">
            <text:p>Unmapped</text:p>
          </table:table-cell>
          <table:table-cell office:value-type="string" table:style-name="ce2">
            <text:p>Aligned reads (%)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SRR1177973</text:p>
          </table:table-cell>
          <table:table-cell office:value-type="float" office:value="26859765" table:formula="of:=[.C15]+[.D15]" table:style-name="ce2">
            <text:p>26859765</text:p>
          </table:table-cell>
          <table:table-cell office:value-type="float" office:value="22544462" table:style-name="ce2">
            <text:p>22544462</text:p>
          </table:table-cell>
          <table:table-cell office:value-type="float" office:value="4315303" table:style-name="ce2">
            <text:p>4315303</text:p>
          </table:table-cell>
          <table:table-cell office:value-type="percentage" office:value="0.83933951023026454" table:formula="of:=[.C15]/[.B15]" table:style-name="ce3">
            <text:p>83.93%</text:p>
          </table:table-cell>
          <table:table-cell office:value-type="float" office:value="27600979" table:formula="of:=[.G15]+[.H15]" table:style-name="ce2">
            <text:p>27600979</text:p>
          </table:table-cell>
          <table:table-cell office:value-type="float" office:value="22724920" table:style-name="ce2">
            <text:p>22724920</text:p>
          </table:table-cell>
          <table:table-cell office:value-type="float" office:value="4876059" table:style-name="ce2">
            <text:p>4876059</text:p>
          </table:table-cell>
          <table:table-cell office:value-type="percentage" office:value="0.82333746205161784" table:formula="of:=[.G15]/[.F15]" table:style-name="ce3">
            <text:p>82.33%</text:p>
          </table:table-cell>
          <table:table-cell office:value-type="float" office:value="28513940" table:formula="of:=[.K15]+[.L15]" table:style-name="ce2">
            <text:p>28513940</text:p>
          </table:table-cell>
          <table:table-cell office:value-type="float" office:value="25100134" table:style-name="ce2">
            <text:p>25100134</text:p>
          </table:table-cell>
          <table:table-cell office:value-type="float" office:value="3413806" table:style-name="ce2">
            <text:p>3413806</text:p>
          </table:table-cell>
          <table:table-cell office:value-type="percentage" office:value="0.8802758931245559" table:formula="of:=[.K15]/[.J15]" table:style-name="ce3">
            <text:p>88.03%</text:p>
          </table:table-cell>
          <table:table-cell office:value-type="float" office:value="29431446" table:formula="of:=[.O15]+[.P15]" table:style-name="ce2">
            <text:p>29431446</text:p>
          </table:table-cell>
          <table:table-cell office:value-type="float" office:value="25461172" table:style-name="ce2">
            <text:p>25461172</text:p>
          </table:table-cell>
          <table:table-cell office:value-type="float" office:value="3970274" table:style-name="ce2">
            <text:p>3970274</text:p>
          </table:table-cell>
          <table:table-cell office:value-type="percentage" office:value="0.86510095358549488" table:formula="of:=[.O15]/[.N15]" table:style-name="ce3">
            <text:p>86.51%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SRR1178033</text:p>
          </table:table-cell>
          <table:table-cell office:value-type="float" office:value="22806699" table:formula="of:=[.C16]+[.D16]" table:style-name="ce2">
            <text:p>22806699</text:p>
          </table:table-cell>
          <table:table-cell office:value-type="float" office:value="18436972" table:style-name="ce2">
            <text:p>18436972</text:p>
          </table:table-cell>
          <table:table-cell office:value-type="float" office:value="4369727" table:style-name="ce2">
            <text:p>4369727</text:p>
          </table:table-cell>
          <table:table-cell office:value-type="percentage" office:value="0.80840160165221631" table:formula="of:=[.C16]/[.B16]" table:style-name="ce3">
            <text:p>80.84%</text:p>
          </table:table-cell>
          <table:table-cell office:value-type="float" office:value="30064948" table:formula="of:=[.G16]+[.H16]" table:style-name="ce2">
            <text:p>30064948</text:p>
          </table:table-cell>
          <table:table-cell office:value-type="float" office:value="23114794" table:style-name="ce2">
            <text:p>23114794</text:p>
          </table:table-cell>
          <table:table-cell office:value-type="float" office:value="6950154" table:style-name="ce2">
            <text:p>6950154</text:p>
          </table:table-cell>
          <table:table-cell office:value-type="percentage" office:value="0.76882867051690895" table:formula="of:=[.G16]/[.F16]" table:style-name="ce3">
            <text:p>76.88%</text:p>
          </table:table-cell>
          <table:table-cell office:value-type="float" office:value="23303218" table:formula="of:=[.K16]+[.L16]" table:style-name="ce2">
            <text:p>23303218</text:p>
          </table:table-cell>
          <table:table-cell office:value-type="float" office:value="19700100" table:style-name="ce2">
            <text:p>19700100</text:p>
          </table:table-cell>
          <table:table-cell office:value-type="float" office:value="3603118" table:style-name="ce2">
            <text:p>3603118</text:p>
          </table:table-cell>
          <table:table-cell office:value-type="percentage" office:value="0.84538109715147491" table:formula="of:=[.K16]/[.J16]" table:style-name="ce3">
            <text:p>84.54%</text:p>
          </table:table-cell>
          <table:table-cell office:value-type="float" office:value="31364236" table:formula="of:=[.O16]+[.P16]" table:style-name="ce2">
            <text:p>31364236</text:p>
          </table:table-cell>
          <table:table-cell office:value-type="float" office:value="25307386" table:style-name="ce2">
            <text:p>25307386</text:p>
          </table:table-cell>
          <table:table-cell office:value-type="float" office:value="6056850" table:style-name="ce2">
            <text:p>6056850</text:p>
          </table:table-cell>
          <table:table-cell office:value-type="percentage" office:value="0.80688673557997714" table:formula="of:=[.O16]/[.N16]" table:style-name="ce3">
            <text:p>80.69%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SRR1178043</text:p>
          </table:table-cell>
          <table:table-cell office:value-type="float" office:value="31543760" table:formula="of:=[.C17]+[.D17]" table:style-name="ce2">
            <text:p>31543760</text:p>
          </table:table-cell>
          <table:table-cell office:value-type="float" office:value="26502558" table:style-name="ce2">
            <text:p>26502558</text:p>
          </table:table-cell>
          <table:table-cell office:value-type="float" office:value="5041202" table:style-name="ce2">
            <text:p>5041202</text:p>
          </table:table-cell>
          <table:table-cell office:value-type="percentage" office:value="0.84018385886780778" table:formula="of:=[.C17]/[.B17]" table:style-name="ce3">
            <text:p>84.02%</text:p>
          </table:table-cell>
          <table:table-cell office:value-type="float" office:value="31842202" table:formula="of:=[.G17]+[.H17]" table:style-name="ce2">
            <text:p>31842202</text:p>
          </table:table-cell>
          <table:table-cell office:value-type="float" office:value="26489204" table:style-name="ce2">
            <text:p>26489204</text:p>
          </table:table-cell>
          <table:table-cell office:value-type="float" office:value="5352998" table:style-name="ce2">
            <text:p>5352998</text:p>
          </table:table-cell>
          <table:table-cell office:value-type="percentage" office:value="0.83188982972974046" table:formula="of:=[.G17]/[.F17]" table:style-name="ce3">
            <text:p>83.19%</text:p>
          </table:table-cell>
          <table:table-cell office:value-type="float" office:value="32713272" table:formula="of:=[.K17]+[.L17]" table:style-name="ce2">
            <text:p>32713272</text:p>
          </table:table-cell>
          <table:table-cell office:value-type="float" office:value="28609408" table:style-name="ce2">
            <text:p>28609408</text:p>
          </table:table-cell>
          <table:table-cell office:value-type="float" office:value="4103864" table:style-name="ce2">
            <text:p>4103864</text:p>
          </table:table-cell>
          <table:table-cell office:value-type="percentage" office:value="0.87455048825443082" table:formula="of:=[.K17]/[.J17]" table:style-name="ce3">
            <text:p>87.46%</text:p>
          </table:table-cell>
          <table:table-cell office:value-type="float" office:value="33663601" table:formula="of:=[.O17]+[.P17]" table:style-name="ce2">
            <text:p>33663601</text:p>
          </table:table-cell>
          <table:table-cell office:value-type="float" office:value="29244588" table:style-name="ce2">
            <text:p>29244588</text:p>
          </table:table-cell>
          <table:table-cell office:value-type="float" office:value="4419013" table:style-name="ce2">
            <text:p>4419013</text:p>
          </table:table-cell>
          <table:table-cell office:value-type="percentage" office:value="0.86873023477197231" table:formula="of:=[.O17]/[.N17]" table:style-name="ce3">
            <text:p>86.87%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SRR1178050</text:p>
          </table:table-cell>
          <table:table-cell office:value-type="float" office:value="27395204" table:formula="of:=[.C18]+[.D18]" table:style-name="ce2">
            <text:p>27395204</text:p>
          </table:table-cell>
          <table:table-cell office:value-type="float" office:value="22154940" table:style-name="ce2">
            <text:p>22154940</text:p>
          </table:table-cell>
          <table:table-cell office:value-type="float" office:value="5240264" table:style-name="ce2">
            <text:p>5240264</text:p>
          </table:table-cell>
          <table:table-cell office:value-type="percentage" office:value="0.80871600737121729" table:formula="of:=[.C18]/[.B18]" table:style-name="ce3">
            <text:p>80.87%</text:p>
          </table:table-cell>
          <table:table-cell office:value-type="float" office:value="27747478" table:formula="of:=[.G18]+[.H18]" table:style-name="ce2">
            <text:p>27747478</text:p>
          </table:table-cell>
          <table:table-cell office:value-type="float" office:value="22028244" table:style-name="ce2">
            <text:p>22028244</text:p>
          </table:table-cell>
          <table:table-cell office:value-type="float" office:value="5719234" table:style-name="ce2">
            <text:p>5719234</text:p>
          </table:table-cell>
          <table:table-cell office:value-type="percentage" office:value="0.79388274494712641" table:formula="of:=[.G18]/[.F18]" table:style-name="ce3">
            <text:p>79.39%</text:p>
          </table:table-cell>
          <table:table-cell office:value-type="float" office:value="28625190" table:formula="of:=[.K18]+[.L18]" table:style-name="ce2">
            <text:p>28625190</text:p>
          </table:table-cell>
          <table:table-cell office:value-type="float" office:value="24248678" table:style-name="ce2">
            <text:p>24248678</text:p>
          </table:table-cell>
          <table:table-cell office:value-type="float" office:value="4376512" table:style-name="ce2">
            <text:p>4376512</text:p>
          </table:table-cell>
          <table:table-cell office:value-type="percentage" office:value="0.84710976590897735" table:formula="of:=[.K18]/[.J18]" table:style-name="ce3">
            <text:p>84.71%</text:p>
          </table:table-cell>
          <table:table-cell office:value-type="float" office:value="29474513" table:formula="of:=[.O18]+[.P18]" table:style-name="ce2">
            <text:p>29474513</text:p>
          </table:table-cell>
          <table:table-cell office:value-type="float" office:value="24611102" table:style-name="ce2">
            <text:p>24611102</text:p>
          </table:table-cell>
          <table:table-cell office:value-type="float" office:value="4863411" table:style-name="ce2">
            <text:p>4863411</text:p>
          </table:table-cell>
          <table:table-cell office:value-type="percentage" office:value="0.83499605235207786" table:formula="of:=[.O18]/[.N18]" table:style-name="ce3">
            <text:p>83.50%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SRR1178059</text:p>
          </table:table-cell>
          <table:table-cell office:value-type="float" office:value="23365869" table:formula="of:=[.C19]+[.D19]" table:style-name="ce2">
            <text:p>23365869</text:p>
          </table:table-cell>
          <table:table-cell office:value-type="float" office:value="19146142" table:style-name="ce2">
            <text:p>19146142</text:p>
          </table:table-cell>
          <table:table-cell office:value-type="float" office:value="4219727" table:style-name="ce2">
            <text:p>4219727</text:p>
          </table:table-cell>
          <table:table-cell office:value-type="percentage" office:value="0.81940637431460395" table:formula="of:=[.C19]/[.B19]" table:style-name="ce3">
            <text:p>81.94%</text:p>
          </table:table-cell>
          <table:table-cell office:value-type="float" office:value="23754684" table:formula="of:=[.G19]+[.H19]" table:style-name="ce2">
            <text:p>23754684</text:p>
          </table:table-cell>
          <table:table-cell office:value-type="float" office:value="19165778" table:style-name="ce2">
            <text:p>19165778</text:p>
          </table:table-cell>
          <table:table-cell office:value-type="float" office:value="4588906" table:style-name="ce2">
            <text:p>4588906</text:p>
          </table:table-cell>
          <table:table-cell office:value-type="percentage" office:value="0.80682100422805036" table:formula="of:=[.G19]/[.F19]" table:style-name="ce3">
            <text:p>80.68%</text:p>
          </table:table-cell>
          <table:table-cell office:value-type="float" office:value="23914788" table:formula="of:=[.K19]+[.L19]" table:style-name="ce2">
            <text:p>23914788</text:p>
          </table:table-cell>
          <table:table-cell office:value-type="float" office:value="20362942" table:style-name="ce2">
            <text:p>20362942</text:p>
          </table:table-cell>
          <table:table-cell office:value-type="float" office:value="3551846" table:style-name="ce2">
            <text:p>3551846</text:p>
          </table:table-cell>
          <table:table-cell office:value-type="percentage" office:value="0.85147909318702719" table:formula="of:=[.K19]/[.J19]" table:style-name="ce3">
            <text:p>85.15%</text:p>
          </table:table-cell>
          <table:table-cell office:value-type="float" office:value="24854146" table:formula="of:=[.O19]+[.P19]" table:style-name="ce2">
            <text:p>24854146</text:p>
          </table:table-cell>
          <table:table-cell office:value-type="float" office:value="20931902" table:style-name="ce2">
            <text:p>20931902</text:p>
          </table:table-cell>
          <table:table-cell office:value-type="float" office:value="3922244" table:style-name="ce2">
            <text:p>3922244</text:p>
          </table:table-cell>
          <table:table-cell office:value-type="percentage" office:value="0.84218954857672434" table:formula="of:=[.O19]/[.N19]" table:style-name="ce3">
            <text:p>84.22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ble 3: representing figures 3a-d. Comparing alignment (%) between 4 genome types of pipeline 5 vs pipeline 6; Rn4 trimmed, Rn4 untrimmed, Rn6 trimmed &amp; Rn6 untrimmed.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number-columns-spanned="8" table:number-rows-spanned="1" table:style-name="ce4">
            <text:p>Reads aligned (%)</text:p>
          </table:table-cell>
          <table:covered-table-cell table:number-columns-repeated="7"/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number-columns-spanned="2" table:number-rows-spanned="1" table:style-name="ce4">
            <text:p>Rn4 trimmed</text:p>
          </table:table-cell>
          <table:covered-table-cell/>
          <table:table-cell office:value-type="string" table:number-columns-spanned="2" table:number-rows-spanned="1" table:style-name="ce4">
            <text:p>Rn4 untrimmed</text:p>
          </table:table-cell>
          <table:covered-table-cell/>
          <table:table-cell office:value-type="string" table:number-columns-spanned="2" table:number-rows-spanned="1" table:style-name="ce4">
            <text:p>Rn6 trimmed</text:p>
          </table:table-cell>
          <table:covered-table-cell/>
          <table:table-cell office:value-type="string" table:number-columns-spanned="2" table:number-rows-spanned="1" table:style-name="ce4">
            <text:p>Rn6 untrimmed</text:p>
          </table:table-cell>
          <table:covered-table-cell/>
          <table:table-cell table:number-columns-repeated="16375" table:style-name="ce1"/>
        </table:table-row>
        <table:table-row table:style-name="ro1">
          <table:table-cell office:value-type="string" table:style-name="ce2">
            <text:p>Samples</text:p>
          </table:table-cell>
          <table:table-cell office:value-type="string" table:style-name="ce2">
            <text:p>Pipeline 5</text:p>
          </table:table-cell>
          <table:table-cell office:value-type="string" table:style-name="ce2">
            <text:p>Pipeline 6</text:p>
          </table:table-cell>
          <table:table-cell office:value-type="string" table:style-name="ce2">
            <text:p>Pipeline 5</text:p>
          </table:table-cell>
          <table:table-cell office:value-type="string" table:style-name="ce2">
            <text:p>Pipeline 6</text:p>
          </table:table-cell>
          <table:table-cell office:value-type="string" table:style-name="ce2">
            <text:p>Pipeline 5</text:p>
          </table:table-cell>
          <table:table-cell office:value-type="string" table:style-name="ce2">
            <text:p>Pipeline 6</text:p>
          </table:table-cell>
          <table:table-cell office:value-type="string" table:style-name="ce2">
            <text:p>Pipeline 5</text:p>
          </table:table-cell>
          <table:table-cell office:value-type="string" table:style-name="ce2">
            <text:p>Pipeline 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SRR1177973</text:p>
          </table:table-cell>
          <table:table-cell office:value-type="percentage" office:value="0.87461268568902195" table:style-name="ce3">
            <text:p>87.46%</text:p>
          </table:table-cell>
          <table:table-cell office:value-type="percentage" office:value="0.83933951023026399" table:style-name="ce3">
            <text:p>83.93%</text:p>
          </table:table-cell>
          <table:table-cell office:value-type="percentage" office:value="0.81201438214688204" table:style-name="ce3">
            <text:p>81.20%</text:p>
          </table:table-cell>
          <table:table-cell office:value-type="percentage" office:value="0.95966994758260371" table:formula="of:=[.C25]/[.B25]" table:style-name="ce3">
            <text:p>95.97%</text:p>
          </table:table-cell>
          <table:table-cell office:value-type="percentage" office:value="0.857745347336066" table:style-name="ce3">
            <text:p>85.77%</text:p>
          </table:table-cell>
          <table:table-cell office:value-type="percentage" office:value="0.88027589312455601" table:style-name="ce3">
            <text:p>88.03%</text:p>
          </table:table-cell>
          <table:table-cell office:value-type="percentage" office:value="0.91180675813684997" table:style-name="ce3">
            <text:p>91.18%</text:p>
          </table:table-cell>
          <table:table-cell office:value-type="percentage" office:value="0.86510095358549499" table:style-name="ce3">
            <text:p>86.51%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SRR1178033</text:p>
          </table:table-cell>
          <table:table-cell office:value-type="percentage" office:value="0.85841124654156897" table:style-name="ce3">
            <text:p>85.84%</text:p>
          </table:table-cell>
          <table:table-cell office:value-type="percentage" office:value="0.80840160165221597" table:style-name="ce3">
            <text:p>80.84%</text:p>
          </table:table-cell>
          <table:table-cell office:value-type="percentage" office:value="0.57225695880923499" table:style-name="ce3">
            <text:p>57.23%</text:p>
          </table:table-cell>
          <table:table-cell office:value-type="percentage" office:value="0.94174162431953734" table:formula="of:=[.C26]/[.B26]" table:style-name="ce3">
            <text:p>94.17%</text:p>
          </table:table-cell>
          <table:table-cell office:value-type="percentage" office:value="0.654683777426187" table:style-name="ce3">
            <text:p>65.47%</text:p>
          </table:table-cell>
          <table:table-cell office:value-type="percentage" office:value="0.84538109715147502" table:style-name="ce3">
            <text:p>84.54%</text:p>
          </table:table-cell>
          <table:table-cell office:value-type="percentage" office:value="0.88012000599422802" table:style-name="ce3">
            <text:p>88.01%</text:p>
          </table:table-cell>
          <table:table-cell office:value-type="percentage" office:value="0.80688673557997703" table:style-name="ce3">
            <text:p>80.69%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SRR1178043</text:p>
          </table:table-cell>
          <table:table-cell office:value-type="percentage" office:value="0.894625654114521" table:style-name="ce3">
            <text:p>89.46%</text:p>
          </table:table-cell>
          <table:table-cell office:value-type="percentage" office:value="0.840183858867808" table:style-name="ce3">
            <text:p>84.02%</text:p>
          </table:table-cell>
          <table:table-cell office:value-type="percentage" office:value="0.77398094705292697" table:style-name="ce3">
            <text:p>77.40%</text:p>
          </table:table-cell>
          <table:table-cell office:value-type="percentage" office:value="0.93914572536979368" table:formula="of:=[.C27]/[.B27]" table:style-name="ce3">
            <text:p>93.91%</text:p>
          </table:table-cell>
          <table:table-cell office:value-type="percentage" office:value="0.832004770350393" table:style-name="ce3">
            <text:p>83.20%</text:p>
          </table:table-cell>
          <table:table-cell office:value-type="percentage" office:value="0.87455048825443105" table:style-name="ce3">
            <text:p>87.46%</text:p>
          </table:table-cell>
          <table:table-cell office:value-type="percentage" office:value="0.924025612896751" table:style-name="ce3">
            <text:p>92.40%</text:p>
          </table:table-cell>
          <table:table-cell office:value-type="percentage" office:value="0.86873023477197198" table:style-name="ce3">
            <text:p>86.87%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SRR1178050</text:p>
          </table:table-cell>
          <table:table-cell office:value-type="percentage" office:value="0.88702814834269705" table:style-name="ce3">
            <text:p>88.70%</text:p>
          </table:table-cell>
          <table:table-cell office:value-type="percentage" office:value="0.80871600737121696" table:style-name="ce3">
            <text:p>80.87%</text:p>
          </table:table-cell>
          <table:table-cell office:value-type="percentage" office:value="0.74998937122625497" table:style-name="ce3">
            <text:p>75.00%</text:p>
          </table:table-cell>
          <table:table-cell office:value-type="percentage" office:value="0.91171402946141367" table:formula="of:=[.C28]/[.B28]" table:style-name="ce3">
            <text:p>91.17%</text:p>
          </table:table-cell>
          <table:table-cell office:value-type="percentage" office:value="0.81351215308312896" table:style-name="ce3">
            <text:p>81.35%</text:p>
          </table:table-cell>
          <table:table-cell office:value-type="percentage" office:value="0.84710976590897702" table:style-name="ce3">
            <text:p>84.71%</text:p>
          </table:table-cell>
          <table:table-cell office:value-type="percentage" office:value="0.91477222164871597" table:style-name="ce3">
            <text:p>91.48%</text:p>
          </table:table-cell>
          <table:table-cell office:value-type="percentage" office:value="0.83499605235207797" table:style-name="ce3">
            <text:p>83.50%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SRR1178059</text:p>
          </table:table-cell>
          <table:table-cell office:value-type="percentage" office:value="0.87840712773853702" table:style-name="ce3">
            <text:p>87.84%</text:p>
          </table:table-cell>
          <table:table-cell office:value-type="percentage" office:value="0.81940637431460395" table:style-name="ce3">
            <text:p>81.94%</text:p>
          </table:table-cell>
          <table:table-cell office:value-type="percentage" office:value="0.76240969899197697" table:style-name="ce3">
            <text:p>76.24%</text:p>
          </table:table-cell>
          <table:table-cell office:value-type="percentage" office:value="0.93283210989438259" table:formula="of:=[.C29]/[.B29]" table:style-name="ce3">
            <text:p>93.28%</text:p>
          </table:table-cell>
          <table:table-cell office:value-type="percentage" office:value="0.82082707014656997" table:style-name="ce3">
            <text:p>82.08%</text:p>
          </table:table-cell>
          <table:table-cell office:value-type="percentage" office:value="0.85147909318702697" table:style-name="ce3">
            <text:p>85.15%</text:p>
          </table:table-cell>
          <table:table-cell office:value-type="percentage" office:value="0.90730285660497301" table:style-name="ce3">
            <text:p>90.73%</text:p>
          </table:table-cell>
          <table:table-cell office:value-type="percentage" office:value="0.84218954857672401" table:style-name="ce3">
            <text:p>84.22%</text:p>
          </table:table-cell>
          <table:table-cell table:number-columns-repeated="16375" table:style-name="ce1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25</meta:generator>
    <dc:title/>
    <dc:description/>
    <dc:subject/>
    <meta:initial-creator/>
    <dc:creator>Rachel Collins</dc:creator>
    <meta:creation-date>2017-07-26T20:47:59Z</meta:creation-date>
    <dc:date>2017-07-29T18:23:12Z</dc:date>
    <meta:editing-cycles>3</meta:editing-cycles>
  </office:meta>
</office:document-meta>
</file>